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31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3" table:style-name="ta1">
        <table:shapes>
          <draw:frame draw:z-index="0" draw:style-name="gr1" draw:text-style-name="P1" svg:width="259.09mm" svg:height="149.82mm" svg:x="139.86mm" svg:y="6.9mm">
            <loext:p draw:notify-on-update-of-ranges="log3.B1:log3.B1 log3.B2:log3.B10 log3.C1:log3.C1 log3.C2:log3.C10 log3.D1:log3.D1 log3.D2:log3.D10 log3.E1:log3.E1 log3.E2:log3.E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ype de pruning</text:p>
          </table:table-cell>
          <table:table-cell office:value-type="string" calcext:value-type="string">
            <text:p>taille de l'échiquier</text:p>
          </table:table-cell>
          <table:table-cell office:value-type="string" calcext:value-type="string">
            <text:p>Forward checking</text:p>
          </table:table-cell>
          <table:table-cell office:value-type="string" calcext:value-type="string">
            <text:p>Born consistency</text:p>
          </table:table-cell>
          <table:table-cell office:value-type="string" calcext:value-type="string">
            <text:p>Arc consistency</text:p>
          </table:table-cell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337" calcext:value-type="float">
            <text:p>33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5" calcext:value-type="float">
            <text:p>5</text:p>
          </table:table-cell>
          <table:table-cell office:value-type="float" office:value="659" calcext:value-type="float">
            <text:p>659</text:p>
          </table:table-cell>
          <table:table-cell office:value-type="float" office:value="2245" calcext:value-type="float">
            <text:p>2245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6" calcext:value-type="float">
            <text:p>6</text:p>
          </table:table-cell>
          <table:table-cell office:value-type="float" office:value="2265" calcext:value-type="float">
            <text:p>2265</text:p>
          </table:table-cell>
          <table:table-cell office:value-type="float" office:value="12575" calcext:value-type="float">
            <text:p>12575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7" calcext:value-type="float">
            <text:p>7</text:p>
          </table:table-cell>
          <table:table-cell office:value-type="float" office:value="6115" calcext:value-type="float">
            <text:p>6115</text:p>
          </table:table-cell>
          <table:table-cell office:value-type="float" office:value="76711" calcext:value-type="float">
            <text:p>76711</text:p>
          </table:table-cell>
          <table:table-cell office:value-type="float" office:value="8660" calcext:value-type="float">
            <text:p>8660</text:p>
          </table:table-cell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8" calcext:value-type="float">
            <text:p>8</text:p>
          </table:table-cell>
          <table:table-cell office:value-type="float" office:value="3147308" calcext:value-type="float">
            <text:p>3147308</text:p>
          </table:table-cell>
          <table:table-cell office:value-type="float" office:value="486517" calcext:value-type="float">
            <text:p>486517</text:p>
          </table:table-cell>
          <table:table-cell office:value-type="float" office:value="3936967" calcext:value-type="float">
            <text:p>3936967</text:p>
          </table:table-cell>
        </table:table-row>
        <table:table-row table:style-name="ro1">
          <table:table-cell office:value-type="string" calcext:value-type="string">
            <text:p>FWD_CHKING</text:p>
          </table:table-cell>
          <table:table-cell office:value-type="float" office:value="9" calcext:value-type="float">
            <text:p>9</text:p>
          </table:table-cell>
          <table:table-cell office:value-type="float" office:value="4253516" calcext:value-type="float">
            <text:p>4253516</text:p>
          </table:table-cell>
          <table:table-cell office:value-type="float" office:value="3253660" calcext:value-type="float">
            <text:p>3253660</text:p>
          </table:table-cell>
          <table:table-cell office:value-type="float" office:value="5149425" calcext:value-type="float">
            <text:p>51494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8T12:46:47.605698494</dc:date>
    <meta:editing-duration>PT9M12S</meta:editing-duration>
    <meta:editing-cycles>1</meta:editing-cycles>
    <meta:document-statistic meta:table-count="1" meta:cell-count="5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include-hidden-cells="false" chart:treat-empty-cells="ignore" chart:spline-order="2" chart:spline-resolution="11" chart:right-angled-axes="true"/>
    </style:style>
    <style:style style:name="ch5" style:family="chart" style:data-style-name="N0">
      <style:chart-properties chart:display-label="true" chart:logarithmic="false" chart:min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1cm" svg:height="14.983cm" xlink:href=".." xlink:type="simple" chart:class="chart:scatter" chart:style-name="ch1">
        <chart:title svg:x="1.561cm" svg:y="0.435cm" chart:style-name="ch2">
          <text:p>Temps CPU nécessaire à la complétion d'un résolveur du problème des reines en fonction de la taille de l'échiquier</text:p>
        </chart:title>
        <chart:legend svg:x="21.345cm" svg:y="6.694cm" style:legend-expansion="custom" chartooo:width="3.833cm" chartooo:height="1.594cm" style:legend-expansion-aspect-ratio="2.40464240903388" chart:style-name="ch3"/>
        <chart:plot-area chart:style-name="ch4" table:cell-range-address="log3.B1:log3.E10" chart:data-source-has-labels="both" svg:x="3.372cm" svg:y="1.974cm" svg:width="17.044cm" svg:height="11.423cm">
          <chartooo:coordinate-region svg:x="5.105cm" svg:y="2.174cm" svg:width="15.124cm" svg:height="10.576cm"/>
          <chart:axis chart:dimension="x" chart:name="primary-x" chart:style-name="ch5" chartooo:axis-type="auto">
            <chart:title svg:x="10.461cm" svg:y="13.696cm" chart:style-name="ch6">
              <text:p>Taille de l'échiquier</text:p>
            </chart:title>
            <chart:categories table:cell-range-address="log3.B2:log3.B10"/>
          </chart:axis>
          <chart:axis chart:dimension="y" chart:name="primary-y" chart:style-name="ch7">
            <chart:title svg:x="2.294cm" svg:y="9.422cm" chart:style-name="ch8">
              <text:p>Temps CPU nécessaire</text:p>
            </chart:title>
            <chart:grid chart:style-name="ch9" chart:class="major"/>
          </chart:axis>
          <chart:series chart:style-name="ch10" chart:values-cell-range-address="log3.C2:log3.C10" chart:label-cell-address="log3.C1:log3.C1" chart:class="chart:scatter">
            <chart:domain table:cell-range-address="log3.B2:log3.B10"/>
            <chart:data-point chart:repeated="9"/>
          </chart:series>
          <chart:series chart:style-name="ch11" chart:values-cell-range-address="log3.D2:log3.D10" chart:label-cell-address="log3.D1:log3.D1" chart:class="chart:scatter">
            <chart:data-point chart:repeated="9"/>
          </chart:series>
          <chart:series chart:style-name="ch12" chart:values-cell-range-address="log3.E2:log3.E10" chart:label-cell-address="log3.E1:log3.E1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ward checking</text:p>
                <draw:g>
                  <svg:desc>log3.C1:log3.C1</svg:desc>
                </draw:g>
              </table:table-cell>
              <table:table-cell office:value-type="string">
                <text:p>Born consistency</text:p>
                <draw:g>
                  <svg:desc>log3.D1:log3.D1</svg:desc>
                </draw:g>
              </table:table-cell>
              <table:table-cell office:value-type="string">
                <text:p>Arc consistency</text:p>
                <draw:g>
                  <svg:desc>log3.E1:log3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og3.B2:log3.B10</svg:desc>
                </draw:g>
              </table:table-cell>
              <table:table-cell office:value-type="float" office:value="21">
                <text:p>21</text:p>
                <draw:g>
                  <svg:desc>log3.C2:log3.C10</svg:desc>
                </draw:g>
              </table:table-cell>
              <table:table-cell office:value-type="float" office:value="3">
                <text:p>3</text:p>
                <draw:g>
                  <svg:desc>log3.D2:log3.D10</svg:desc>
                </draw:g>
              </table:table-cell>
              <table:table-cell office:value-type="float" office:value="3">
                <text:p>3</text:p>
                <draw:g>
                  <svg:desc>log3.E2:log3.E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6">
                <text:p>156</text:p>
              </table:table-cell>
              <table:table-cell office:value-type="float" office:value="337">
                <text:p>33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59">
                <text:p>659</text:p>
              </table:table-cell>
              <table:table-cell office:value-type="float" office:value="2245">
                <text:p>224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265">
                <text:p>2265</text:p>
              </table:table-cell>
              <table:table-cell office:value-type="float" office:value="12575">
                <text:p>12575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115">
                <text:p>6115</text:p>
              </table:table-cell>
              <table:table-cell office:value-type="float" office:value="76711">
                <text:p>76711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147308">
                <text:p>3147308</text:p>
              </table:table-cell>
              <table:table-cell office:value-type="float" office:value="486517">
                <text:p>486517</text:p>
              </table:table-cell>
              <table:table-cell office:value-type="float" office:value="3936967">
                <text:p>39369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253516">
                <text:p>4253516</text:p>
              </table:table-cell>
              <table:table-cell office:value-type="float" office:value="3253660">
                <text:p>3253660</text:p>
              </table:table-cell>
              <table:table-cell office:value-type="float" office:value="5149425">
                <text:p>5149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